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58E300002B3539D82064.svm" manifest:media-type=""/>
  <manifest:file-entry manifest:full-path="Pictures/2000000900003FE000001FD6797F439E.svm" manifest:media-type=""/>
  <manifest:file-entry manifest:full-path="Pictures/2000000900006B7E00001F6CF58FFDC6.svm" manifest:media-type=""/>
  <manifest:file-entry manifest:full-path="Pictures/20000009000063D8000036E2A29CF22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Arial1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1012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1012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6pt solid #000000" style:diagonal-bl-tr="none" style:diagonal-tl-br="none" style:text-align-source="value-type" style:repeat-content="false" fo:wrap-option="wrap" fo:border-left="0.51pt solid #000000" style:direction="ltr" fo:border-right="0.06pt solid #000000" style:rotation-angle="0" style:rotation-align="none" style:shrink-to-fit="false" fo:border-top="0.51pt solid #000000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6pt solid #000000" style:diagonal-bl-tr="none" style:diagonal-tl-br="none" style:text-align-source="value-type" style:repeat-content="false" fo:wrap-option="wrap" fo:border-left="0.51pt solid #000000" style:direction="ltr" fo:border-right="0.06pt solid #000000" style:rotation-angle="0" style:rotation-align="none" style:shrink-to-fit="false" fo:border-top="0.06pt solid #000000" style:vertical-align="automatic"/>
      <style:paragraph-properties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6pt solid #000000" style:diagonal-bl-tr="none" style:diagonal-tl-br="none" style:text-align-source="value-type" style:repeat-content="false" fo:wrap-option="wrap" fo:border-left="0.51pt solid #000000" style:direction="ltr" fo:border-right="0.06pt solid #000000" style:rotation-angle="0" style:rotation-align="none" style:shrink-to-fit="false" fo:border-top="0.06pt solid #000000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51pt solid #000000" style:diagonal-bl-tr="none" style:diagonal-tl-br="none" style:text-align-source="value-type" style:repeat-content="false" fo:wrap-option="wrap" fo:border-left="0.51pt solid #000000" style:direction="ltr" fo:border-right="0.06pt solid #000000" style:rotation-angle="0" style:rotation-align="none" style:shrink-to-fit="false" fo:border-top="0.06pt solid #000000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51pt solid #000000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51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51pt solid #000000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end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51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ce26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27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5f_RS-5_5f_8_5f_メニュー階層図_5f_輸配送管理_5f_200609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Normal_5f_RS-5_5f_8_5f_メニュー階層図_5f_輸配送管理_5f_20060926" style:data-style-name="N18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RS-5_5f_8_5f_メニュー階層図_5f_輸配送管理_5f_20060926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left" draw:textarea-vertical-align="top" draw:auto-grow-height="false" fo:min-height="0in" fo:min-width="0in" fo:wrap-option="wrap"/>
    </style:style>
    <style:style style:name="gr3" style:family="graphic">
      <style:graphic-properties draw:stroke="dash" draw:stroke-dash="Fine_20_Dashed" draw:marker-end="Arrowheads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Record of change" table:style-name="ta1" table:print-ranges="'Record of change'.A1:'Record of change'.E2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hanged item</text:p>
          </table:table-cell>
          <table:table-cell table:style-name="ce2" office:value-type="string" calcext:value-type="string">
            <text:p>A/M/D*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4-10-02" calcext:value-type="date">
            <text:p>41914</text:p>
          </table:table-cell>
          <table:table-cell table:style-name="ce5"/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The first version</text:p>
          </table:table-cell>
          <table:table-cell table:style-name="ce14" office:value-type="string" calcext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 table:number-rows-repeated="4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 table:number-rows-repeated="4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w" table:style-name="ta1" table:print-ranges="Flow.A1:Flow.AV36">
        <table:table-column table:style-name="co6" table:number-columns-repeated="1024" table:default-cell-style-name="Default"/>
        <table:table-row table:style-name="ro6">
          <table:table-cell table:style-name="ce19" office:value-type="string" calcext:value-type="string" table:number-columns-spanned="3" table:number-rows-spanned="2">
            <text:p>DMS</text:p>
          </table:table-cell>
          <table:covered-table-cell table:number-columns-repeated="2" table:style-name="ce19"/>
          <table:table-cell table:style-name="ce25" office:value-type="string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office:value-type="string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office:value-type="string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office:value-type="string" calcext:value-type="string" table:number-columns-spanned="6" table:number-rows-spanned="1">
            <text:p>Reques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office:value-type="string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1914" calcext:value-type="float" table:number-columns-spanned="4" table:number-rows-spanned="1">
            <text:p>41914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office:value-type="string" calcext:value-type="string" table:number-columns-spanned="4" table:number-rows-spanned="1">
            <text:p>ThachLe</text:p>
          </table:table-cell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table:number-columns-spanned="6" table:number-rows-spanned="1"/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table:number-columns-spanned="14" table:number-rows-spanned="1"/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5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17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4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53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reateRequest" table:style-name="ta1" table:print-ranges="CreateRequest.A1:CreateRequest.AV78">
        <table:shapes>
          <draw:frame draw:z-index="0" draw:name="Image 1" draw:style-name="gr1" draw:text-style-name="P1" svg:width="9in" svg:height="4.9598in" svg:x="0.4445in" svg:y="1.1366in">
            <draw:image xlink:href="Pictures/20000009000063D8000036E2A29CF22F.svm" xlink:type="simple" xlink:show="embed" xlink:actuate="onLoad">
              <text:p/>
            </draw:image>
          </draw:frame>
        </table:shapes>
        <table:table-column table:style-name="co6" table:number-columns-repeated="1024" table:default-cell-style-name="Default"/>
        <table:table-row table:style-name="ro6">
          <table:table-cell table:style-name="ce19" table:formula="of:=[Flow.A1]" office:value-type="string" office:string-value="DMS" calcext:value-type="string" table:number-columns-spanned="3" table:number-rows-spanned="2">
            <text:p>DMS</text:p>
          </table:table-cell>
          <table:covered-table-cell table:number-columns-repeated="2" table:style-name="ce19"/>
          <table:table-cell table:style-name="ce25" table:formula="of:=[Flow.D1]" office:value-type="string" office:string-value="Decision Maker System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table:formula="of:=[Flow.AF2]" office:value-type="string" office:string-value="DMS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table:formula="of:=[Flow.AO2]" office:value-type="string" office:string-value="Decision Maker System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table:formula="of:=[#REF!.F3]" office:value-type="string" office:string-value="" calcext:value-type="error" table:number-columns-spanned="6" table:number-rows-spanned="1">
            <text:p/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table:formula="of:=[Flow.R3]" office:value-type="string" office:string-value="Request Management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0911" calcext:value-type="float" table:number-columns-spanned="4" table:number-rows-spanned="1">
            <text:p>40911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table:number-columns-spanned="6" table:number-rows-spanned="1"/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office:value-type="string" calcext:value-type="string" table:number-columns-spanned="14" table:number-rows-spanned="1">
            <text:p>Create Reques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office:value-type="string" calcext:value-type="string">
            <text:p>1) Layout</text:p>
          </table:table-cell>
          <table:table-cell table:number-columns-repeated="45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3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4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55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earchRequest" table:style-name="ta2" table:print-ranges="SearchRequest.A1:SearchRequest.AV78">
        <table:shapes>
          <draw:frame draw:z-index="0" draw:name="Image 2" draw:style-name="gr1" draw:text-style-name="P1" svg:width="9in" svg:height="2.6299in" svg:x="0.4441in" svg:y="1.124in">
            <draw:image xlink:href="Pictures/2000000900006B7E00001F6CF58FFDC6.svm" xlink:type="simple" xlink:show="embed" xlink:actuate="onLoad">
              <text:p/>
            </draw:image>
          </draw:frame>
          <draw:custom-shape draw:z-index="1" draw:style-name="gr2" draw:text-style-name="P2" svg:width="2.9736in" svg:height="2.1236in" svg:x="7.5346in" svg:y="4.602in">
            <text:p text:style-name="P2">Thọ:</text:p>
            <text:p text:style-name="P2">Hiện tại user bình thường search không có điều kiện gì (search all) thì thấy luôn các request của admin, của người khác.</text:p>
            <text:p text:style-name="P2">Cần code lại theo thiết kế.</text:p>
            <draw:enhanced-geometry svg:viewBox="0 0 21600 21600" draw:glue-points="10800 0 0 10800 10800 21600 21600 10800 ?f40 ?f41" draw:text-areas="0 0 21600 21600" draw:type="rectangular-callout" draw:modifiers="-4223.35186656076 3022.79888785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6" table:number-columns-repeated="1024" table:default-cell-style-name="Default"/>
        <table:table-row table:style-name="ro6">
          <table:table-cell table:style-name="ce19" table:formula="of:=[CreateRequest.A1]" office:value-type="string" office:string-value="DMS" calcext:value-type="string" table:number-columns-spanned="3" table:number-rows-spanned="2">
            <text:p>DMS</text:p>
          </table:table-cell>
          <table:covered-table-cell table:number-columns-repeated="2" table:style-name="ce19"/>
          <table:table-cell table:style-name="ce25" table:formula="of:=[CreateRequest.D1]" office:value-type="string" office:string-value="Decision Maker System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table:formula="of:=[Flow.AF2]" office:value-type="string" office:string-value="DMS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table:formula="of:=[Flow.AO2]" office:value-type="string" office:string-value="Decision Maker System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table:formula="of:=[Flow.F3]" office:value-type="string" office:string-value="Request" calcext:value-type="string" table:number-columns-spanned="6" table:number-rows-spanned="1">
            <text:p>Reques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table:formula="of:=[Flow.R3]" office:value-type="string" office:string-value="Request Management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0911" calcext:value-type="float" table:number-columns-spanned="4" table:number-rows-spanned="1">
            <text:p>40911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office:value-type="string" calcext:value-type="string" table:number-columns-spanned="6" table:number-rows-spanned="1">
            <text:p>Search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office:value-type="string" calcext:value-type="string" table:number-columns-spanned="14" table:number-rows-spanned="1">
            <text:p>Search Reques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1) Layout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2) Events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/>
          <table:table-cell office:value-type="string" calcext:value-type="string">
            <text:p>Link on column “Tiêu đề”: go to screen “Browse Request” of clicked one</text:p>
          </table:table-cell>
          <table:table-cell table:number-columns-repeated="44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/>
          <table:table-cell office:value-type="string" calcext:value-type="string">
            <text:p>Link “...” on “Nội dung”: go to screen “View Content” of the clicked one</text:p>
          </table:table-cell>
          <table:table-cell table:number-columns-repeated="44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/>
          <table:table-cell office:value-type="string" calcext:value-type="string">
            <text:p>Button “Tìm”: perform search request with given search condition</text:p>
          </table:table-cell>
          <table:table-cell table:number-columns-repeated="44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For authenticated user is not “admin”, search “Tất cả” mean search all requests with condition: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"/>
          <table:table-cell office:value-type="string" calcext:value-type="string">
            <text:p>- "Người quản lý" is authenticated user</text:p>
          </table:table-cell>
          <table:table-cell table:number-columns-repeated="42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"/>
          <table:table-cell office:value-type="string" calcext:value-type="string">
            <text:p>or</text:p>
          </table:table-cell>
          <table:table-cell table:number-columns-repeated="42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"/>
          <table:table-cell office:value-type="string" calcext:value-type="string">
            <text:p>- "Người được giao" is authenticated user</text:p>
          </table:table-cell>
          <table:table-cell table:number-columns-repeated="42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4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55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rowseRequest" table:style-name="ta1" table:print-ranges="BrowseRequest.A1:BrowseRequest.AV77">
        <table:shapes>
          <draw:frame draw:z-index="0" draw:name="Image 3" draw:style-name="gr1" draw:text-style-name="P1" svg:width="5.5in" svg:height="2.7402in" svg:x="0.4441in" svg:y="1.1311in">
            <draw:image xlink:href="Pictures/2000000900003FE000001FD6797F439E.svm" xlink:type="simple" xlink:show="embed" xlink:actuate="onLoad">
              <text:p/>
            </draw:image>
          </draw:frame>
          <draw:line draw:z-index="1" draw:style-name="gr3" draw:text-style-name="P1" svg:x1="4.5291in" svg:y1="1.3697in" svg:x2="7.9366in" svg:y2="1.3697in">
            <text:p/>
          </draw:line>
        </table:shapes>
        <table:table-column table:style-name="co6" table:number-columns-repeated="1024" table:default-cell-style-name="Default"/>
        <table:table-row table:style-name="ro6">
          <table:table-cell table:style-name="ce19" table:formula="of:=[CreateRequest.A1]" office:value-type="string" office:string-value="DMS" calcext:value-type="string" table:number-columns-spanned="3" table:number-rows-spanned="2">
            <text:p>DMS</text:p>
          </table:table-cell>
          <table:covered-table-cell table:number-columns-repeated="2" table:style-name="ce19"/>
          <table:table-cell table:style-name="ce25" table:formula="of:=[CreateRequest.D1]" office:value-type="string" office:string-value="Decision Maker System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table:formula="of:=[SearchRequest.AF2]" office:value-type="string" office:string-value="DMS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table:formula="of:=[SearchRequest.AO2]" office:value-type="string" office:string-value="Decision Maker System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table:formula="of:=[Flow.F3]" office:value-type="string" office:string-value="Request" calcext:value-type="string" table:number-columns-spanned="6" table:number-rows-spanned="1">
            <text:p>Reques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table:formula="of:=[SearchRequest.R3]" office:value-type="string" office:string-value="Request Management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0911" calcext:value-type="float" table:number-columns-spanned="4" table:number-rows-spanned="1">
            <text:p>40911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office:value-type="string" calcext:value-type="string" table:number-columns-spanned="6" table:number-rows-spanned="1">
            <text:p>Search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office:value-type="string" calcext:value-type="string" table:number-columns-spanned="14" table:number-rows-spanned="1">
            <text:p>Search Reques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1) Layout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5"/>
          <table:table-cell office:value-type="string" calcext:value-type="string">
            <text:p>Bar command</text:p>
          </table:table-cell>
          <table:table-cell table:number-columns-repeated="10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3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3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2) Events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/>
          <table:table-cell office:value-type="string" calcext:value-type="string">
            <text:p>a) Bar command</text:p>
          </table:table-cell>
          <table:table-cell table:number-columns-repeated="44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Sửa: go to screen “Edit Request” of current request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2"/>
          <table:table-cell office:value-type="string" calcext:value-type="string">
            <text:p>Comment: go to screen “Add Comment” for current request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Giao việc: go to screen “Assign member” for the request. This button is enable for request “Task” only.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Thực hiện: This button is enable for request “Task” only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"/>
          <table:table-cell table:style-name="ce36" office:value-type="string" calcext:value-type="string">
            <text:p>Status of request Task</text:p>
          </table:table-cell>
          <table:table-cell table:style-name="ce38" table:number-columns-repeated="5"/>
          <table:table-cell table:style-name="ce40"/>
          <table:table-cell table:style-name="ce36" office:value-type="string" calcext:value-type="string">
            <text:p>Display value of button</text:p>
          </table:table-cell>
          <table:table-cell table:style-name="ce38" table:number-columns-repeated="5"/>
          <table:table-cell table:style-name="ce40"/>
          <table:table-cell table:style-name="ce36" office:value-type="string" calcext:value-type="string">
            <text:p>Description</text:p>
          </table:table-cell>
          <table:table-cell table:style-name="ce38" table:number-columns-repeated="26"/>
          <table:table-cell table:style-name="ce40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"/>
          <table:table-cell table:style-name="ce37" office:value-type="string" calcext:value-type="string">
            <text:p>Created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Thực hiện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Change the status of task from “Created” to “In progress”</text:p>
          </table:table-cell>
          <table:table-cell table:style-name="ce39" table:number-columns-repeated="26"/>
          <table:table-cell table:style-name="ce41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"/>
          <table:table-cell table:style-name="ce37" office:value-type="string" calcext:value-type="string">
            <text:p>In progress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Hoàn thành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Change the status of task from “In progress” to “Finish”</text:p>
          </table:table-cell>
          <table:table-cell table:style-name="ce39" table:number-columns-repeated="26"/>
          <table:table-cell table:style-name="ce41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"/>
          <table:table-cell table:style-name="ce37" office:value-type="string" calcext:value-type="string">
            <text:p>Finish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Thực hiện lại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Change the status of task from “Finish” to “Re-assign”</text:p>
          </table:table-cell>
          <table:table-cell table:style-name="ce39" table:number-columns-repeated="26"/>
          <table:table-cell table:style-name="ce41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"/>
          <table:table-cell table:style-name="ce37" office:value-type="string" calcext:value-type="string">
            <text:p>Re-assign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Thực hiện</text:p>
          </table:table-cell>
          <table:table-cell table:style-name="ce39" table:number-columns-repeated="5"/>
          <table:table-cell table:style-name="ce41"/>
          <table:table-cell table:style-name="ce37" office:value-type="string" calcext:value-type="string">
            <text:p>Change the status of task from “Created” to “In progress”</text:p>
          </table:table-cell>
          <table:table-cell table:style-name="ce39" table:number-columns-repeated="26"/>
          <table:table-cell table:style-name="ce41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Kết thúc: This button is enable for manager of the Task only.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"/>
          <table:table-cell office:value-type="string" calcext:value-type="string">
            <text:p>It changes status of the task in to “Done”</text:p>
          </table:table-cell>
          <table:table-cell table:number-columns-repeated="41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4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55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d Comment" table:style-name="ta2" table:print-ranges="'Add Comment'.A1:'Add Comment'.AV77">
        <table:shapes>
          <draw:frame draw:z-index="0" draw:name="Image 4" draw:style-name="gr1" draw:text-style-name="P1" svg:width="7in" svg:height="3.4in" svg:x="0.4441in" svg:y="1.3157in">
            <draw:image xlink:href="Pictures/20000009000058E300002B3539D82064.svm" xlink:type="simple" xlink:show="embed" xlink:actuate="onLoad">
              <text:p/>
            </draw:image>
          </draw:frame>
          <draw:custom-shape draw:z-index="1" draw:style-name="gr2" draw:text-style-name="P2" svg:width="2.9736in" svg:height="2.1236in" svg:x="8.0535in" svg:y="1.6146in">
            <text:p text:style-name="P2">Thọ:</text:p>
            <text:p text:style-name="P2">Code thêm màn hình “Add comment này”.</text:p>
            <text:p text:style-name="P2"/>
            <draw:enhanced-geometry svg:viewBox="0 0 21600 21600" draw:glue-points="10800 0 0 10800 10800 21600 21600 10800 ?f40 ?f41" draw:text-areas="0 0 21600 21600" draw:type="rectangular-callout" draw:modifiers="-4223.35186656076 3022.79888785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6" table:number-columns-repeated="1024" table:default-cell-style-name="Default"/>
        <table:table-row table:style-name="ro6">
          <table:table-cell table:style-name="ce19" table:formula="of:=[SearchRequest.A1]" office:value-type="string" office:string-value="DMS" calcext:value-type="string" table:number-columns-spanned="3" table:number-rows-spanned="2">
            <text:p>DMS</text:p>
          </table:table-cell>
          <table:covered-table-cell table:number-columns-repeated="2" table:style-name="ce19"/>
          <table:table-cell table:style-name="ce25" table:formula="of:=[SearchRequest.D1]" office:value-type="string" office:string-value="Decision Maker System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table:formula="of:=[BrowseRequest.AF2]" office:value-type="string" office:string-value="DMS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table:formula="of:=[BrowseRequest.AO2]" office:value-type="string" office:string-value="Decision Maker System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table:formula="of:=[$Flow.$F$3]" office:value-type="string" office:string-value="Request" calcext:value-type="string" table:number-columns-spanned="6" table:number-rows-spanned="1">
            <text:p>Reques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table:formula="of:=[BrowseRequest.R3]" office:value-type="string" office:string-value="Request Management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0911" calcext:value-type="float" table:number-columns-spanned="4" table:number-rows-spanned="1">
            <text:p>40911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office:value-type="string" calcext:value-type="string" table:number-columns-spanned="6" table:number-rows-spanned="1">
            <text:p>Commen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office:value-type="string" calcext:value-type="string" table:number-columns-spanned="14" table:number-rows-spanned="1">
            <text:p>Add Com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1) Layout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9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2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3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 table:number-rows-repeated="1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style-name="ce35" office:value-type="string" calcext:value-type="string">
            <text:p>2) Events</text:p>
          </table:table-cell>
          <table:table-cell table:style-name="ce35"/>
          <table:table-cell table:number-columns-repeated="44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Add: save the comment into the request. Then go back to the screen “Browse Request”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2"/>
          <table:table-cell office:value-type="string" calcext:value-type="string">
            <text:p>Cancel: go back the the screen “Browse Request”</text:p>
          </table:table-cell>
          <table:table-cell table:number-columns-repeated="43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"/>
          <table:table-cell office:value-type="string" calcext:value-type="string">
            <text:p>If use has filled the content into the Comment, ask a confirmation to go back the screen “Browse Request”</text:p>
          </table:table-cell>
          <table:table-cell table:number-columns-repeated="42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3"/>
          <table:table-cell office:value-type="string" calcext:value-type="string">
            <text:p>(Using dialog message similarly is confirmation dialog “Delete attachment” in screen “Create Request”</text:p>
          </table:table-cell>
          <table:table-cell table:number-columns-repeated="42"/>
          <table:table-cell table:style-name="ce33"/>
          <table:table-cell table:number-columns-repeated="976"/>
        </table:table-row>
        <table:table-row table:style-name="ro9" table:number-rows-repeated="3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4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55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mplate" table:style-name="ta1" table:print-ranges="Template.A1:Template.AV36">
        <table:table-column table:style-name="co6" table:number-columns-repeated="1024" table:default-cell-style-name="Default"/>
        <table:table-row table:style-name="ro6">
          <table:table-cell table:style-name="ce19" table:number-columns-spanned="3" table:number-rows-spanned="2"/>
          <table:covered-table-cell table:number-columns-repeated="2" table:style-name="ce19"/>
          <table:table-cell table:style-name="ce25" table:formula="of:=[CreateRequest.D1]" office:value-type="string" office:string-value="Decision Maker System" calcext:value-type="string" table:number-columns-spanned="28" table:number-rows-spanned="2">
            <text:p>Decision Maker System</text:p>
          </table:table-cell>
          <table:covered-table-cell table:number-columns-repeated="27" table:style-name="ce26"/>
          <table:table-cell table:style-name="ce28" office:value-type="string" calcext:value-type="string" table:number-columns-spanned="9" table:number-rows-spanned="1">
            <text:p>System ID</text:p>
          </table:table-cell>
          <table:covered-table-cell table:number-columns-repeated="8" table:style-name="ce29"/>
          <table:table-cell table:style-name="ce28" office:value-type="string" calcext:value-type="string" table:number-columns-spanned="8" table:number-rows-spanned="1">
            <text:p>System Name</text:p>
          </table:table-cell>
          <table:covered-table-cell table:number-columns-repeated="7" table:style-name="ce29"/>
          <table:table-cell table:number-columns-repeated="976"/>
        </table:table-row>
        <table:table-row table:style-name="ro7">
          <table:covered-table-cell table:number-columns-repeated="3" table:style-name="ce19"/>
          <table:covered-table-cell table:number-columns-repeated="28" table:style-name="ce26"/>
          <table:table-cell table:style-name="ce29" table:formula="of:=[Flow.AF2]" office:value-type="string" office:string-value="DMS" calcext:value-type="string" table:number-columns-spanned="9" table:number-rows-spanned="1">
            <text:p>DMS</text:p>
          </table:table-cell>
          <table:covered-table-cell table:number-columns-repeated="8" table:style-name="ce29"/>
          <table:table-cell table:style-name="ce29" table:formula="of:=[Flow.AO2]" office:value-type="string" office:string-value="Decision Maker System" calcext:value-type="string" table:number-columns-spanned="8" table:number-rows-spanned="1">
            <text:p>Decision Maker System</text:p>
          </table:table-cell>
          <table:covered-table-cell table:number-columns-repeated="7" table:style-name="ce29"/>
          <table:table-cell table:number-columns-repeated="976"/>
        </table:table-row>
        <table:table-row table:style-name="ro8">
          <table:table-cell table:style-name="ce20" office:value-type="string" calcext:value-type="string" table:number-columns-spanned="5" table:number-rows-spanned="1">
            <text:p>Sub System ID</text:p>
          </table:table-cell>
          <table:covered-table-cell table:number-columns-repeated="4" table:style-name="ce20"/>
          <table:table-cell table:style-name="ce27" table:formula="of:=[Flow.F3]" office:value-type="string" office:string-value="Request" calcext:value-type="string" table:number-columns-spanned="6" table:number-rows-spanned="1">
            <text:p>Request</text:p>
          </table:table-cell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ub System Name</text:p>
          </table:table-cell>
          <table:covered-table-cell table:number-columns-repeated="5" table:style-name="ce20"/>
          <table:table-cell table:style-name="ce27" table:formula="of:=[Flow.R3]" office:value-type="string" office:string-value="Request Management" calcext:value-type="string" table:number-columns-spanned="14" table:number-rows-spanned="1">
            <text:p>Request Management</text:p>
          </table:table-cell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Create Date</text:p>
          </table:table-cell>
          <table:covered-table-cell table:number-columns-repeated="4" table:style-name="ce20"/>
          <table:table-cell table:style-name="ce30" office:value-type="float" office:value="40911" calcext:value-type="float" table:number-columns-spanned="4" table:number-rows-spanned="1">
            <text:p>40911</text:p>
          </table:table-cell>
          <table:covered-table-cell table:number-columns-repeated="3" table:style-name="ce30"/>
          <table:table-cell table:style-name="ce20" office:value-type="string" calcext:value-type="string" table:number-columns-spanned="4" table:number-rows-spanned="1">
            <text:p>Creato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9">
          <table:table-cell table:style-name="ce20" office:value-type="string" calcext:value-type="string" table:number-columns-spanned="5" table:number-rows-spanned="1">
            <text:p>Screen ID</text:p>
          </table:table-cell>
          <table:covered-table-cell table:number-columns-repeated="4" table:style-name="ce20"/>
          <table:table-cell table:style-name="ce27" table:number-columns-spanned="6" table:number-rows-spanned="1"/>
          <table:covered-table-cell table:number-columns-repeated="5" table:style-name="ce27"/>
          <table:table-cell table:style-name="ce20" office:value-type="string" calcext:value-type="string" table:number-columns-spanned="6" table:number-rows-spanned="1">
            <text:p>Screen Name</text:p>
          </table:table-cell>
          <table:covered-table-cell table:number-columns-repeated="5" table:style-name="ce20"/>
          <table:table-cell table:style-name="ce27" table:number-columns-spanned="14" table:number-rows-spanned="1"/>
          <table:covered-table-cell table:number-columns-repeated="13" table:style-name="ce27"/>
          <table:table-cell table:style-name="ce20" office:value-type="string" calcext:value-type="string" table:number-columns-spanned="5" table:number-rows-spanned="1">
            <text:p>Update Date</text:p>
          </table:table-cell>
          <table:covered-table-cell table:number-columns-repeated="4" table:style-name="ce20"/>
          <table:table-cell table:style-name="ce31" table:number-columns-spanned="4" table:number-rows-spanned="1"/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Updater</text:p>
          </table:table-cell>
          <table:covered-table-cell table:number-columns-repeated="3" table:style-name="ce20"/>
          <table:table-cell table:style-name="ce32" table:number-columns-spanned="4" table:number-rows-spanned="1"/>
          <table:covered-table-cell table:number-columns-repeated="3" table:style-name="ce32"/>
          <table:table-cell table:number-columns-repeated="976"/>
        </table:table-row>
        <table:table-row table:style-name="ro9" table:number-rows-repeated="24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8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 table:number-rows-repeated="6">
          <table:table-cell table:style-name="ce21"/>
          <table:table-cell table:number-columns-repeated="46"/>
          <table:table-cell table:style-name="ce33"/>
          <table:table-cell table:number-columns-repeated="976"/>
        </table:table-row>
        <table:table-row table:style-name="ro9">
          <table:table-cell table:style-name="ce22"/>
          <table:table-cell table:style-name="ce24" table:number-columns-repeated="46"/>
          <table:table-cell table:style-name="ce34"/>
          <table:table-cell table:number-columns-repeated="976"/>
        </table:table-row>
        <table:table-row table:style-name="ro9" table:number-rows-repeated="196">
          <table:table-cell table:number-columns-repeated="1024"/>
        </table:table-row>
        <table:table-row table:style-name="ro9">
          <table:table-cell table:style-name="ce23" table:number-columns-repeated="2"/>
          <table:table-cell table:number-columns-repeated="1022"/>
        </table:table-row>
        <table:table-row table:style-name="ro9" table:number-rows-repeated="104834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#ICSortCol0" table:base-cell-address="$Flow.$D$2" table:expression="$template.$a$#REF!"/>
        <table:named-expression table:name="#ICSortCol1" table:base-cell-address="$Flow.$E$2" table:expression="$template.$b$#REF!"/>
        <table:named-expression table:name="SEARCH_RESULT1" table:base-cell-address="$'Record of change'.$A$1" table:expression="$career.$#REF!$#REF!"/>
        <table:named-expression table:name="SEARCH_RESULTLAST" table:base-cell-address="$'Record of change'.$A$1" table:expression="$career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/>
    <style:font-face style:name="Arial1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P0" style:volatile="true">
      <number:number number:decimal-places="0" number:min-integer-digits="1" number:grouping="true"/>
    </number:number-style>
    <number:number-style style:name="N155">
      <number:text>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</number:number-style>
    <number:number-style style:name="N157">
      <number:text>-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integer-digits="1" number:grouping="true"/>
      <style:map style:condition="value()&gt;=0" style:apply-style-name="N158P0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number:text>-¥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-¥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¥</number:text>
      <number:number number:decimal-places="2" number:min-integer-digits="1" number:grouping="true"/>
    </number:number-style>
    <number:number-style style:name="N163">
      <number:text>-¥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number:min-integer-digits="1" number:grouping="true"/>
    </number:number-style>
    <number:number-style style:name="N164">
      <style:text-properties fo:color="#ff0000"/>
      <number:text>-¥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¥</number:text>
      <number:number number:decimal-places="0" number:min-integer-digits="1" number:grouping="true"/>
      <number:text> </number:text>
    </number:number-style>
    <number:number-style style:name="N168P1" style:volatile="true">
      <number:text>-¥</number:text>
      <number:number number:decimal-places="0" number:min-integer-digits="1" number:grouping="true"/>
      <number:text> </number:text>
    </number:number-style>
    <number:number-style style:name="N168P2" style:volatile="true">
      <number:text> ¥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¥</number:text>
      <number:number number:decimal-places="2" number:min-integer-digits="1" number:grouping="true"/>
      <number:text> </number:text>
    </number:number-style>
    <number:number-style style:name="N174P1" style:volatile="true">
      <number:text>-¥</number:text>
      <number:number number:decimal-places="2" number:min-integer-digits="1" number:grouping="true"/>
      <number:text> </number:text>
    </number:number-style>
    <number:number-style style:name="N174P2" style:volatile="true">
      <number:text> ¥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0" number:min-integer-digits="1"/>
      <number:text> </number:text>
    </number:number-style>
    <number:date-style style:name="N179">
      <number:year number:style="long"/>
      <number:text>年</number:text>
      <number:month/>
      <number:text>月</number:text>
      <number:day/>
      <number:text>日</number:text>
    </number:date-style>
    <number:date-style style:name="N180P0" style:volatile="true">
      <number:month number:style="long"/>
      <number:text>/</number:text>
      <number:day number:style="long"/>
      <number:text>/</number:text>
      <number:year/>
    </number:date-style>
    <number:text-style style:name="N180">
      <number:text-content/>
      <style:map style:condition="value()&gt;=0" style:apply-style-name="N180P0"/>
    </number:text-style>
    <number:date-style style:name="N182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82">
      <number:text-content/>
      <style:map style:condition="value()&gt;=0" style:apply-style-name="N182P0"/>
    </number:text-style>
    <number:percentage-style style:name="N183">
      <number:number number:decimal-places="1" number:min-integer-digits="1"/>
      <number:text>%</number:text>
    </number:percentage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2" number:min-integer-digits="1" number:grouping="true"/>
    </number:number-style>
    <number:number-style style:name="N185">
      <style:text-properties fo:color="#ff0000"/>
      <number:text>¥-</number:text>
      <number:number number:decimal-places="2" number:min-integer-digits="1" number:grouping="true"/>
      <style:map style:condition="value()&gt;=0" style:apply-style-name="N185P0"/>
    </number:number-style>
    <number:number-style style:name="N186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Times New Roman" fo:font-family="'Times New Roman'" style:font-family-generic="swiss" fo:font-size="11pt" style:font-name-asian="Microsoft YaHei" style:font-family-asian="'Microsoft YaHei'" style:font-family-generic-asian="system" style:font-pitch-asian="variable" style:font-size-asian="11pt" style:font-name-complex="Times New Roman" style:font-family-complex="'Times New Roman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Times New Roman" fo:font-family="'Times New Roman'" style:font-family-generic="swiss" fo:font-size="11pt" fo:font-style="italic" fo:text-shadow="none" style:text-underline-style="none" fo:font-weight="normal" style:font-size-asian="11pt" style:font-style-asian="italic" style:font-weight-asian="normal" style:font-name-complex="Times New Roman" style:font-family-complex="'Times New Roman'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Times New Roman" fo:font-family="'Times New Roman'" style:font-family-generic="swiss" fo:font-size="15pt" fo:font-style="normal" fo:text-shadow="none" style:text-underline-style="none" fo:font-weight="bold" style:font-size-asian="15pt" style:font-style-asian="normal" style:font-weight-asian="bold" style:font-name-complex="Times New Roman" style:font-family-complex="'Times New Roman'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Times New Roman" fo:font-family="'Times New Roman'" style:font-family-generic="swiss" fo:font-size="13pt" fo:font-style="normal" fo:text-shadow="none" style:text-underline-style="none" fo:font-weight="bold" style:font-size-asian="13pt" style:font-style-asian="normal" style:font-weight-asian="bold" style:font-name-complex="Times New Roman" style:font-family-complex="'Times New Roman'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Times New Roman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size-complex="11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fo:font-size="11pt" fo:font-style="normal" fo:text-shadow="none" style:text-underline-style="none" fo:font-weight="normal" style:font-size-asian="11pt" style:font-style-asian="normal" style:font-weight-asian="normal" style:font-name-complex="ＭＳ Ｐゴシック" style:font-family-complex="'ＭＳ Ｐゴシック'" style:font-size-complex="11pt" style:font-style-complex="normal" style:font-weight-complex="normal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in" fo:margin-left="0.5in" fo:margin-right="0.3in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4:35:07.1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eer" style:display-name="PageStyle_Care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4:35:16.320000000</meta:creation-date>
    <meta:editing-duration>PT3H44M46S</meta:editing-duration>
    <meta:editing-cycles>10</meta:editing-cycles>
    <meta:generator>LibreOffice/4.2.3.3$Windows_x86 LibreOffice_project/882f8a0a489bc99a9e60c7905a60226254cb6ff0</meta:generator>
    <dc:title>Add / Update JPM Profile</dc:title>
    <dc:date>2014-10-02T18:49:15.404000000</dc:date>
    <meta:document-statistic meta:table-count="7" meta:cell-count="160" meta:object-count="7"/>
  </office:meta>
</office:document-meta>
</file>